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ea0d" officeooo:paragraph-rsid="0016ea0d"/>
    </style:style>
    <style:style style:name="P2" style:family="paragraph" style:parent-style-name="Standard">
      <style:text-properties officeooo:rsid="00176ec2" officeooo:paragraph-rsid="00176ec2"/>
    </style:style>
    <style:style style:name="P3" style:family="paragraph" style:parent-style-name="Standard">
      <style:text-properties officeooo:rsid="00176ec2" officeooo:paragraph-rsid="001b5ca1"/>
    </style:style>
    <style:style style:name="P4" style:family="paragraph" style:parent-style-name="Standard">
      <style:text-properties officeooo:rsid="00176ec2" officeooo:paragraph-rsid="00203780"/>
    </style:style>
    <style:style style:name="P5" style:family="paragraph" style:parent-style-name="Standard">
      <style:text-properties officeooo:rsid="0018cc21" officeooo:paragraph-rsid="0018cc21"/>
    </style:style>
    <style:style style:name="P6" style:family="paragraph" style:parent-style-name="Standard">
      <style:text-properties officeooo:rsid="001994f4" officeooo:paragraph-rsid="001994f4"/>
    </style:style>
    <style:style style:name="P7" style:family="paragraph" style:parent-style-name="Standard">
      <style:text-properties officeooo:rsid="001994f4" officeooo:paragraph-rsid="001b5ca1"/>
    </style:style>
    <style:style style:name="P8" style:family="paragraph" style:parent-style-name="Standard">
      <style:text-properties fo:font-size="12pt" officeooo:rsid="001994f4" officeooo:paragraph-rsid="001b5ca1" style:font-size-asian="12pt" style:font-size-complex="12pt"/>
    </style:style>
    <style:style style:name="P9" style:family="paragraph" style:parent-style-name="Standard">
      <style:text-properties fo:font-weight="bold" officeooo:rsid="001b5ca1" officeooo:paragraph-rsid="001b5ca1" style:font-weight-asian="bold" style:font-weight-complex="bold"/>
    </style:style>
    <style:style style:name="P10" style:family="paragraph" style:parent-style-name="Standard">
      <style:text-properties officeooo:rsid="0016ea0d" officeooo:paragraph-rsid="0016ea0d"/>
    </style:style>
    <style:style style:name="P11" style:family="paragraph" style:parent-style-name="Standard">
      <style:text-properties officeooo:rsid="0021d9bf" officeooo:paragraph-rsid="0021d9bf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21d9bf" officeooo:paragraph-rsid="0021d9bf" style:font-weight-asian="bold" style:font-weight-complex="bold"/>
    </style:style>
    <style:style style:name="P13" style:family="paragraph" style:parent-style-name="Standard">
      <style:text-properties officeooo:rsid="0018cc21" officeooo:paragraph-rsid="0018cc21"/>
    </style:style>
    <style:style style:name="P14" style:family="paragraph" style:parent-style-name="Standard">
      <style:text-properties style:text-underline-style="none" fo:font-weight="normal" officeooo:rsid="0021d9bf" officeooo:paragraph-rsid="0021d9bf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21d9bf" officeooo:paragraph-rsid="0023a7b7" style:font-weight-asian="normal" style:font-weight-complex="normal"/>
    </style:style>
    <style:style style:name="P16" style:family="paragraph" style:parent-style-name="Standard">
      <style:text-properties officeooo:rsid="00176ec2" officeooo:paragraph-rsid="0018cc21"/>
    </style:style>
    <style:style style:name="P17" style:family="paragraph" style:parent-style-name="Standard">
      <style:text-properties officeooo:rsid="00176ec2" officeooo:paragraph-rsid="00176ec2"/>
    </style:style>
    <style:style style:name="T1" style:family="text">
      <style:text-properties officeooo:rsid="0018cc21"/>
    </style:style>
    <style:style style:name="T2" style:family="text">
      <style:text-properties officeooo:rsid="0019421c"/>
    </style:style>
    <style:style style:name="T3" style:family="text">
      <style:text-properties officeooo:rsid="001994f4"/>
    </style:style>
    <style:style style:name="T4" style:family="text">
      <style:text-properties officeooo:rsid="001b5ca1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01e7cb7"/>
    </style:style>
    <style:style style:name="T7" style:family="text">
      <style:text-properties officeooo:rsid="00203780"/>
    </style:style>
    <style:style style:name="T8" style:family="text">
      <style:text-properties officeooo:rsid="0016ea0d"/>
    </style:style>
    <style:style style:name="T9" style:family="text">
      <style:text-properties officeooo:rsid="0021d9bf"/>
    </style:style>
    <style:style style:name="T10" style:family="text">
      <style:text-properties officeooo:rsid="0023a7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________________</text:p>
      <text:p text:style-name="P12">Fonction 1 : pas de hardcoding relatif au hardware dans les codes utilisateurs.</text:p>
      <text:p text:style-name="P1">→<text:span text:style-name="T1">un fichier de config hardware, que tous les utilisateurs doivent loader dans leur script d’expérience.</text:span></text:p>
      <text:p text:style-name="P1">→ <text:span text:style-name="T9">un changement de configuration</text:span></text:p>
      <text:p text:style-name="P1"/>
      <text:p text:style-name="P12">Fonction 2 : Script de sanity checks de début d’éxpérience.</text:p>
      <text:p text:style-name="P14">→check TTL : send de 256 stims + analyse et raise warning si tous ne sont pas détectés par mne. <text:span text:style-name="T10">(proposition d’Anne)</text:span></text:p>
      <text:p text:style-name="P15">→ check boutons réponses : <text:span text:style-name="T10">affichages et log des ports de réceptions </text:span><text:span text:style-name="T1">(</text:span><text:span text:style-name="T10">pour</text:span><text:span text:style-name="T1"> situations d’urgence</text:span><text:span text:style-name="T10">) [possibilités de déclencher automatiquement des fake press ? A loguer aussi en cas de besoin]</text:span></text:p>
      <text:p text:style-name="P12"/>
      <text:p text:style-name="P12"/>
      <text:p text:style-name="P12">Fonction <text:span text:style-name="T10">3</text:span> : check de la config utilisateur</text:p>
      <text:p text:style-name="P5">→ <text:span text:style-name="T9">un fichier de config utilisateur qui p</text:span><text:span text:style-name="T10">ermet de run des tests de configuration hardware.</text:span></text:p>
      <text:p text:style-name="P5"/>
      <text:p text:style-name="P11"/>
      <text:p text:style-name="P5"/>
      <text:p text:style-name="P12">Fonction <text:span text:style-name="T10">4</text:span> : wrapper <text:span text:style-name="T10">de certaines fonctions expyriment</text:span></text:p>
      <text:p text:style-name="P5">+ ports parallèle ( prendre en compte port usb qui va venir bientôt)</text:p>
      <text:p text:style-name="P5">+ boutons réponses </text:p>
      <text:p text:style-name="P5">+ eyelink wrapper functions <text:span text:style-name="T2">(voir avec Ali)</text:span></text:p>
      <text:p text:style-name="P5">+ videoproj</text:p>
      <text:p text:style-name="P5"/>
      <text:p text:style-name="P5"/>
      <text:p text:style-name="P16"/>
      <text:p text:style-name="P2">____ à séparer des sanitys checks sur les pilots</text:p>
      <text:p text:style-name="P2"/>
      <text:p text:style-name="P2"/>
      <text:p text:style-name="P2"/>
      <text:p text:style-name="P2"/>
      <text:p text:style-name="P2">______________<text:span text:style-name="T2">IRM MEG </text:span></text:p>
      <text:p text:style-name="P4">→ MIND/<text:span text:style-name="T7">PARIETAL </text:span><text:s/>Philippe Ciuciu - <text:span text:style-name="T8">Thomas Moreau </text:span></text:p>
      <text:p text:style-name="P2">→ <text:span text:style-name="T2">voir avec Ali.</text:span></text:p>
      <text:p text:style-name="P2">→ <text:span text:style-name="T3">approche </text:span><text:span text:style-name="T2">RSA :</text:span></text:p>
      <text:p text:style-name="P2"/>
      <text:p text:style-name="P2">→ « <text:span text:style-name="T3">quelle est la gueule de la meg étant donné l’information irm</text:span><text:span text:style-name="T6">f</text:span><text:span text:style-name="T3"> qu’on </text:span><text:span text:style-name="T6">peut rajouter</text:span><text:span text:style-name="T3"> » </text:span></text:p>
      <text:p text:style-name="P2">- <text:span text:style-name="T3">Au moment de compute avec spm… comment tu rajoutes de l’information en provenance de l’irm</text:span></text:p>
      <text:p text:style-name="P2"><text:a xlink:type="simple" xlink:href="https://www.fil.ion.ucl.ac.uk/spm/docs/manual/multi/multi/" text:style-name="Internet_20_link" text:visited-style-name="Visited_20_Internet_20_Link">https://www.fil.ion.ucl.ac.uk/spm/docs/manual/multi/multi/</text:a> </text:p>
      <text:p text:style-name="P2"/>
      <text:p text:style-name="P7"/>
      <text:p text:style-name="P7">- 2016 <text:span text:style-name="T4">Cichy </text:span><text:span text:style-name="T5">Similarity-Based Fusion of MEG and fMRI Reveals Spatio-Temporal Dynamics in Human Cortex During Visual Object Recognition</text:span></text:p>
      <text:p text:style-name="P6"><text:a xlink:type="simple" xlink:href="https://pmc.ncbi.nlm.nih.gov/articles/PMC4961022/" text:style-name="Internet_20_link" text:visited-style-name="Visited_20_Internet_20_Link">https://pmc.ncbi.nlm.nih.gov/articles/PMC4961022/</text:a> </text:p>
      <text:p text:style-name="P6"/>
      <text:p text:style-name="P6"/>
      <text:p text:style-name="P9">Tools :</text:p>
      <text:p text:style-name="P3">- <text:span text:style-name="T3">notebook LM (google tools)</text:span></text:p>
      <text:p text:style-name="P3">-<text:span text:style-name="T3">research rabbit. </text:span><text:a xlink:type="simple" xlink:href="https://www.researchrabbit.ai/" text:style-name="Internet_20_link" text:visited-style-name="Visited_20_Internet_20_Link"><text:span text:style-name="T3">https://www.researchrabbit.ai/</text:span></text:a><text:span text:style-name="T3"> 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14:10:50.833111510</meta:creation-date>
    <dc:date>2025-03-01T14:24:18.415472022</dc:date>
    <meta:editing-duration>PT2H15M32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27" meta:word-count="242" meta:character-count="1580" meta:non-whitespace-character-count="1357"/>
  </office:meta>
</office:document-meta>
</file>